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Arial Unicode MS" svg:font-family="'Arial Unicode M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PingFang SC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df0" draw:textarea-vertical-align="top" draw:shadow="hidden"/>
    </style:style>
    <style:style style:name="gr2" style:family="graphic" style:parent-style-name="standard">
      <style:graphic-properties draw:stroke="none" draw:fill="solid" draw:fill-color="#ffffff" draw:textarea-vertical-align="top" draw:shadow="hidden"/>
    </style:style>
    <style:style style:name="gr3" style:family="graphic" style:parent-style-name="standard">
      <style:graphic-properties draw:stroke="solid" svg:stroke-width="0.125cm" svg:stroke-color="#e8edf0" svg:stroke-opacity="100%" draw:stroke-linejoin="round" svg:stroke-linecap="round" draw:fill="none" draw:textarea-vertical-align="top" fo:padding-top="0.187cm" fo:padding-bottom="0.187cm" fo:padding-left="0.312cm" fo:padding-right="0.312cm"/>
    </style:style>
    <style:style style:name="gr4" style:family="graphic" style:parent-style-name="standard">
      <style:graphic-properties draw:stroke="none" draw:fill="none" draw:textarea-vertical-align="top" fo:min-height="9.75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fo:min-height="21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fo:min-height="20.32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fo:min-height="15.275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fo:min-height="6.685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6.75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1.8cm" fo:min-width="2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1cm" svg:stroke-color="#2f5b7c" svg:stroke-opacity="100%" draw:stroke-linejoin="round" svg:stroke-linecap="round" draw:fill="none" draw:textarea-vertical-align="top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2f5b7c" draw:textarea-vertical-align="top" draw:shadow="hidden"/>
    </style:style>
    <style:style style:name="gr13" style:family="graphic" style:parent-style-name="standard">
      <style:graphic-properties draw:stroke="none" draw:fill="none" draw:textarea-vertical-align="top" fo:min-height="2.4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top" fo:min-height="3cm" fo:min-width="2.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4.8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5cm" svg:stroke-color="#ffffff" svg:stroke-opacity="100%" draw:stroke-linejoin="round" svg:stroke-linecap="round" draw:fill="none" draw:textarea-vertical-align="top" fo:padding-top="0.15cm" fo:padding-bottom="0.15cm" fo:padding-left="0.275cm" fo:padding-right="0.275cm"/>
    </style:style>
    <style:style style:name="P1" style:family="paragraph">
      <loext:graphic-properties draw:fill="solid" draw:fill-color="#e8edf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6" style:family="paragraph">
      <loext:graphic-properties draw:fill="solid" draw:fill-color="#2f5b7c"/>
    </style:style>
    <style:style style:name="T1" style:family="text">
      <style:text-properties fo:color="#2f5b7c" style:font-name="Helvetica1" fo:font-size="17.8999996185303pt" style:font-name-asian="Helvetica1" style:font-size-asian="17.8999996185303pt" style:font-name-complex="Helvetica1" style:font-size-complex="17.8999996185303pt"/>
    </style:style>
    <style:style style:name="T2" style:family="text">
      <style:text-properties fo:color="#2f5b7c" style:font-name="Helvetica1" fo:font-size="8.30000019073486pt" style:font-name-asian="Helvetica1" style:font-size-asian="8.30000019073486pt" style:font-name-complex="Helvetica1" style:font-size-complex="8.30000019073486pt"/>
    </style:style>
    <style:style style:name="T3" style:family="text">
      <style:text-properties fo:color="#2f5b7c" style:font-name="Helvetica1" fo:font-size="6.90000009536743pt" fo:font-weight="bold" style:font-name-asian="Helvetica1" style:font-size-asian="6.90000009536743pt" style:font-weight-asian="bold" style:font-name-complex="Helvetica1" style:font-size-complex="6.90000009536743pt" style:font-weight-complex="bold"/>
    </style:style>
    <style:style style:name="T4" style:family="text">
      <style:text-properties fo:color="#2f5b7c" style:font-name="Helvetica1" fo:font-size="6.90000009536743pt" style:font-name-asian="Helvetica1" style:font-size-asian="6.90000009536743pt" style:font-name-complex="Helvetica1" style:font-size-complex="6.90000009536743pt"/>
    </style:style>
    <style:style style:name="T5" style:family="text">
      <style:text-properties fo:color="#2f5b7c" style:font-name="Helvetica1" fo:font-size="6.90000009536743pt" fo:font-weight="normal" style:font-name-asian="Helvetica1" style:font-size-asian="6.90000009536743pt" style:font-weight-asian="normal" style:font-name-complex="Helvetica1" style:font-size-complex="6.90000009536743pt" style:font-weight-complex="normal"/>
    </style:style>
    <style:style style:name="T6" style:family="text">
      <style:text-properties fo:color="#2f5b7c" style:font-name="Helvetica1" fo:font-size="41.2999992370605pt" style:font-name-asian="Helvetica1" style:font-size-asian="41.2999992370605pt" style:font-name-complex="Helvetica1" style:font-size-complex="41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52.5cm" svg:height="30.75cm" svg:x="2.822cm" svg:y="5.997cm" svg:viewBox="0 0 52501 30751" draw:points="0,0 52501,0 52501,30751 0,30751">
          <text:p/>
        </draw:polygon>
        <draw:g>
          <draw:polygon draw:style-name="gr2" draw:text-style-name="P2" draw:layer="layout" svg:width="10.5cm" svg:height="11.25cm" svg:x="34.322cm" svg:y="5.997cm" svg:viewBox="0 0 10501 11251" draw:points="0,0 10501,0 10501,11251 0,11251">
            <text:p/>
          </draw:polygon>
          <draw:polygon draw:style-name="gr3" draw:text-style-name="P3" draw:layer="layout" svg:width="10.5cm" svg:height="11.25cm" svg:x="34.322cm" svg:y="5.997cm" svg:viewBox="0 0 10501 11251" draw:points="0,0 10501,0 10501,11251 0,11251">
            <text:p/>
          </draw:polygon>
        </draw:g>
        <draw:frame draw:style-name="gr4" draw:text-style-name="P5" draw:layer="layout" svg:width="9cm" svg:height="9.75cm" svg:x="35.109cm" svg:y="6.734cm">
          <draw:text-box>
            <text:p text:style-name="P4"><text:span text:style-name="T1">Customer Relationships</text:span></text:p>
            <text:p text:style-name="P4"><text:span text:style-name="T1"/></text:p>
            <text:p text:style-name="P4"><text:span text:style-name="T2">What type of relationship does each of our Customer Segments </text:span><text:span text:style-name="T2">expect us to establish and maintain with them?</text:span></text:p>
            <text:p text:style-name="P4"><text:span text:style-name="T2">Which ones have we established?</text:span></text:p>
            <text:p text:style-name="P4"><text:span text:style-name="T2">How are they integrated with the rest of our business model?</text:span></text:p>
            <text:p text:style-name="P4"><text:span text:style-name="T2">How costly are they?</text:span></text:p>
            <text:p text:style-name="P4"><text:span text:style-name="T3"/></text:p>
            <text:p text:style-name="P4"><text:span text:style-name="T3">Examples</text:span></text:p>
            <text:p text:style-name="P4"><text:span text:style-name="T4">Personal assistance</text:span></text:p>
            <text:p text:style-name="P4"><text:span text:style-name="T4">Dedicated Personal</text:span></text:p>
            <text:p text:style-name="P4"><text:span text:style-name="T4">Assistance Self-Service</text:span></text:p>
            <text:p text:style-name="P4"><text:span text:style-name="T4">Automated Services</text:span></text:p>
            <text:p text:style-name="P4"><text:span text:style-name="T4">Communities</text:span></text:p>
            <text:p text:style-name="P4"><text:span text:style-name="T4">Co-creation</text:span></text:p>
          </draw:text-box>
        </draw:frame>
        <draw:g>
          <draw:polygon draw:style-name="gr2" draw:text-style-name="P2" draw:layer="layout" svg:width="10.5cm" svg:height="22.5cm" svg:x="2.822cm" svg:y="5.997cm" svg:viewBox="0 0 10501 22501" draw:points="0,0 10501,0 10501,22501 0,22501">
            <text:p/>
          </draw:polygon>
          <draw:polygon draw:style-name="gr3" draw:text-style-name="P3" draw:layer="layout" svg:width="10.5cm" svg:height="22.5cm" svg:x="2.822cm" svg:y="5.997cm" svg:viewBox="0 0 10501 22501" draw:points="0,0 10501,0 10501,22501 0,22501">
            <text:p/>
          </draw:polygon>
        </draw:g>
        <draw:frame draw:style-name="gr5" draw:text-style-name="P5" draw:layer="layout" svg:width="9cm" svg:height="21cm" svg:x="3.722cm" svg:y="6.784cm">
          <draw:text-box>
            <text:p text:style-name="P4"><text:span text:style-name="T1">Key Partners</text:span></text:p>
            <text:p text:style-name="P4"><text:span text:style-name="T1"/></text:p>
            <text:p text:style-name="P4"><text:span text:style-name="T2">Who are our Key Partners?</text:span></text:p>
            <text:p text:style-name="P4"><text:span text:style-name="T2">Who are our key suppliers?</text:span></text:p>
            <text:p text:style-name="P4"><text:span text:style-name="T2">Which Key Resources are we acquiring from partners?</text:span></text:p>
            <text:p text:style-name="P4"><text:span text:style-name="T2"/></text:p>
            <text:p text:style-name="P4"><text:span text:style-name="T3">Motivations for partnerships</text:span></text:p>
            <text:p text:style-name="P4"><text:span text:style-name="T4">Optimization and economy</text:span></text:p>
            <text:p text:style-name="P4"><text:span text:style-name="T4">Reduction of risk and uncertainty</text:span></text:p>
            <text:p text:style-name="P4"><text:span text:style-name="T4">Acquisition of particular resources and activities</text:span></text:p>
          </draw:text-box>
        </draw:frame>
        <draw:g>
          <draw:polygon draw:style-name="gr2" draw:text-style-name="P2" draw:layer="layout" svg:width="10.5cm" svg:height="11.25cm" svg:x="13.322cm" svg:y="5.997cm" svg:viewBox="0 0 10501 11251" draw:points="0,0 10501,0 10501,11251 0,11251">
            <text:p/>
          </draw:polygon>
          <draw:polygon draw:style-name="gr3" draw:text-style-name="P3" draw:layer="layout" svg:width="10.5cm" svg:height="11.25cm" svg:x="13.322cm" svg:y="5.997cm" svg:viewBox="0 0 10501 11251" draw:points="0,0 10501,0 10501,11251 0,11251">
            <text:p/>
          </draw:polygon>
        </draw:g>
        <draw:frame draw:style-name="gr4" draw:text-style-name="P5" draw:layer="layout" svg:width="9cm" svg:height="9.75cm" svg:x="14.185cm" svg:y="6.86cm">
          <draw:text-box>
            <text:p text:style-name="P4"><text:span text:style-name="T1">Key Activities</text:span></text:p>
            <text:p text:style-name="P4"><text:span text:style-name="T1"/></text:p>
            <text:p text:style-name="P4"><text:span text:style-name="T2">What Key Activities do our Value Propositions require?</text:span></text:p>
            <text:p text:style-name="P4"><text:span text:style-name="T2">Our Distribution Channels?</text:span></text:p>
            <text:p text:style-name="P4"><text:span text:style-name="T2">Customer Relationships?</text:span></text:p>
            <text:p text:style-name="P4"><text:span text:style-name="T2">Revenue streams?</text:span></text:p>
            <text:p text:style-name="P4"><text:span text:style-name="T3"/></text:p>
            <text:p text:style-name="P4"><text:span text:style-name="T3">Categories</text:span></text:p>
            <text:p text:style-name="P4"><text:span text:style-name="T4">Production</text:span></text:p>
            <text:p text:style-name="P4"><text:span text:style-name="T4">Problem Solving</text:span></text:p>
            <text:p text:style-name="P4"><text:span text:style-name="T4">Platform/Network</text:span></text:p>
          </draw:text-box>
        </draw:frame>
        <draw:g>
          <draw:polygon draw:style-name="gr2" draw:text-style-name="P2" draw:layer="layout" svg:width="10.5cm" svg:height="11.25cm" svg:x="13.322cm" svg:y="17.247cm" svg:viewBox="0 0 10501 11251" draw:points="0,0 10501,0 10501,11251 0,11251">
            <text:p/>
          </draw:polygon>
          <draw:polygon draw:style-name="gr3" draw:text-style-name="P3" draw:layer="layout" svg:width="10.5cm" svg:height="11.25cm" svg:x="13.322cm" svg:y="17.247cm" svg:viewBox="0 0 10501 11251" draw:points="0,0 10501,0 10501,11251 0,11251">
            <text:p/>
          </draw:polygon>
        </draw:g>
        <draw:frame draw:style-name="gr4" draw:text-style-name="P5" draw:layer="layout" svg:width="9cm" svg:height="9.75cm" svg:x="14.122cm" svg:y="17.934cm">
          <draw:text-box>
            <text:p text:style-name="P4"><text:span text:style-name="T1">Key Resources</text:span></text:p>
            <text:p text:style-name="P4"><text:span text:style-name="T1"/></text:p>
            <text:p text:style-name="P4"><text:span text:style-name="T2">What Key Resources do our Value Propositions require?</text:span></text:p>
            <text:p text:style-name="P4"><text:span text:style-name="T2">Our Distribution Channels?</text:span></text:p>
            <text:p text:style-name="P4"><text:span text:style-name="T2">Customer Relationships?</text:span></text:p>
            <text:p text:style-name="P4"><text:span text:style-name="T2">Revenue Streams?</text:span></text:p>
            <text:p text:style-name="P4"><text:span text:style-name="T2"/></text:p>
            <text:p text:style-name="P4"><text:span text:style-name="T3">Types of resources</text:span></text:p>
            <text:p text:style-name="P4"><text:span text:style-name="T4">Physical</text:span></text:p>
            <text:p text:style-name="P4"><text:span text:style-name="T4">Intellectual (brand patents, copyrights, data)</text:span></text:p>
            <text:p text:style-name="P4"><text:span text:style-name="T4">Human</text:span></text:p>
            <text:p text:style-name="P4"><text:span text:style-name="T4">Financial</text:span></text:p>
          </draw:text-box>
        </draw:frame>
        <draw:g>
          <draw:polygon draw:style-name="gr2" draw:text-style-name="P2" draw:layer="layout" svg:width="10.5cm" svg:height="22.5cm" svg:x="23.822cm" svg:y="5.997cm" svg:viewBox="0 0 10501 22501" draw:points="0,0 10501,0 10501,22501 0,22501">
            <text:p/>
          </draw:polygon>
          <draw:polygon draw:style-name="gr3" draw:text-style-name="P3" draw:layer="layout" svg:width="10.5cm" svg:height="22.5cm" svg:x="23.822cm" svg:y="5.997cm" svg:viewBox="0 0 10501 22501" draw:points="0,0 10501,0 10501,22501 0,22501">
            <text:p/>
          </draw:polygon>
        </draw:g>
        <draw:frame draw:style-name="gr5" draw:text-style-name="P5" draw:layer="layout" svg:width="9cm" svg:height="21cm" svg:x="24.499cm" svg:y="6.802cm">
          <draw:text-box>
            <text:p text:style-name="P4"><text:span text:style-name="T1">Value Propositions</text:span></text:p>
            <text:p text:style-name="P4"><text:span text:style-name="T2"/></text:p>
            <text:p text:style-name="P4"><text:span text:style-name="T2"/></text:p>
            <text:p text:style-name="P4"><text:span text:style-name="T2">What value do we deliver to the customer?</text:span></text:p>
            <text:p text:style-name="P4"><text:span text:style-name="T2">Which one of our customer’s problems are we helping to solve?</text:span></text:p>
            <text:p text:style-name="P4"><text:span text:style-name="T2">What bundles of products and services are we offering to each </text:span><text:span text:style-name="T2">Customer Segment?</text:span></text:p>
            <text:p text:style-name="P4"><text:span text:style-name="T2">Which customer needs are we satisfying?</text:span></text:p>
            <text:p text:style-name="P4"><text:span text:style-name="T2"/></text:p>
            <text:p text:style-name="P4"><text:span text:style-name="T3">Characteristics</text:span></text:p>
            <text:p text:style-name="P4"><text:span text:style-name="T5">N</text:span><text:span text:style-name="T4">ewness</text:span></text:p>
            <text:p text:style-name="P4"><text:span text:style-name="T4">Performance</text:span></text:p>
            <text:p text:style-name="P4"><text:span text:style-name="T4">Customization</text:span></text:p>
            <text:p text:style-name="P4"><text:span text:style-name="T4">“</text:span><text:span text:style-name="T4">Getting the Job Done”</text:span></text:p>
            <text:p text:style-name="P4"><text:span text:style-name="T4">Design</text:span></text:p>
            <text:p text:style-name="P4"><text:span text:style-name="T4">Brand/Status</text:span></text:p>
            <text:p text:style-name="P4"><text:span text:style-name="T4">Price</text:span></text:p>
            <text:p text:style-name="P4"><text:span text:style-name="T4">Cost Reduction</text:span></text:p>
            <text:p text:style-name="P4"><text:span text:style-name="T4">Risk Reduction</text:span></text:p>
            <text:p text:style-name="P4"><text:span text:style-name="T4">Accessibility</text:span></text:p>
            <text:p text:style-name="P4"><text:span text:style-name="T4">Convenience/Usability</text:span></text:p>
            <text:p text:style-name="P4"><text:span text:style-name="T4"/></text:p>
            <text:p text:style-name="P4"><text:span text:style-name="T4"/></text:p>
          </draw:text-box>
        </draw:frame>
        <draw:g>
          <draw:polygon draw:style-name="gr2" draw:text-style-name="P2" draw:layer="layout" svg:width="10.5cm" svg:height="22.5cm" svg:x="44.822cm" svg:y="5.997cm" svg:viewBox="0 0 10501 22501" draw:points="0,0 10501,0 10501,22501 0,22501">
            <text:p/>
          </draw:polygon>
          <draw:polygon draw:style-name="gr3" draw:text-style-name="P3" draw:layer="layout" svg:width="10.5cm" svg:height="22.5cm" svg:x="44.822cm" svg:y="5.997cm" svg:viewBox="0 0 10501 22501" draw:points="0,0 10501,0 10501,22501 0,22501">
            <text:p/>
          </draw:polygon>
        </draw:g>
        <draw:frame draw:style-name="gr6" draw:text-style-name="P5" draw:layer="layout" svg:width="9cm" svg:height="20.32cm" svg:x="45.402cm" svg:y="6.697cm">
          <draw:text-box>
            <text:p text:style-name="P4"><text:span text:style-name="T1">Customer Segments</text:span></text:p>
            <text:p text:style-name="P4"><text:span text:style-name="T1"/></text:p>
            <text:p text:style-name="P4"><text:span text:style-name="T2">For whom are we creating value?</text:span></text:p>
            <text:p text:style-name="P4"><text:span text:style-name="T2">Who are our most important customers?</text:span></text:p>
            <text:p text:style-name="P4"><text:span text:style-name="T4"/></text:p>
            <text:p text:style-name="P4"><text:span text:style-name="T4">Mass Market</text:span></text:p>
            <text:p text:style-name="P4"><text:span text:style-name="T4">Niche Market</text:span></text:p>
            <text:p text:style-name="P4"><text:span text:style-name="T4">Segmented</text:span></text:p>
            <text:p text:style-name="P4"><text:span text:style-name="T4">Diversified</text:span></text:p>
            <text:p text:style-name="P4"><text:span text:style-name="T4">Multi-sided Platform</text:span></text:p>
          </draw:text-box>
        </draw:frame>
        <draw:g>
          <draw:polygon draw:style-name="gr2" draw:text-style-name="P2" draw:layer="layout" svg:width="10.5cm" svg:height="11.25cm" svg:x="34.322cm" svg:y="17.247cm" svg:viewBox="0 0 10501 11251" draw:points="0,0 10501,0 10501,11251 0,11251">
            <text:p/>
          </draw:polygon>
          <draw:polygon draw:style-name="gr3" draw:text-style-name="P3" draw:layer="layout" svg:width="10.5cm" svg:height="11.25cm" svg:x="34.322cm" svg:y="17.247cm" svg:viewBox="0 0 10501 11251" draw:points="0,0 10501,0 10501,11251 0,11251">
            <text:p/>
          </draw:polygon>
        </draw:g>
        <draw:frame draw:style-name="gr7" draw:text-style-name="P5" draw:layer="layout" svg:width="9cm" svg:height="15.275cm" svg:x="35.072cm" svg:y="18.122cm">
          <draw:text-box>
            <text:p text:style-name="P4"><text:span text:style-name="T1">Channels</text:span></text:p>
            <text:p text:style-name="P4"><text:span text:style-name="T1"/></text:p>
            <text:p text:style-name="P4"><text:span text:style-name="T2">Through which Channels do our Customer Segments want to be reached?</text:span></text:p>
            <text:p text:style-name="P4"><text:span text:style-name="T2">How are we reaching them now?</text:span></text:p>
            <text:p text:style-name="P4"><text:span text:style-name="T2">How are our Channels integrated?</text:span></text:p>
            <text:p text:style-name="P4"><text:span text:style-name="T2">Which ones work best?</text:span></text:p>
            <text:p text:style-name="P4"><text:span text:style-name="T2">Which ones are most cost-efficient?</text:span></text:p>
            <text:p text:style-name="P4"><text:span text:style-name="T2">How are we integrating them with customer routines?</text:span></text:p>
            <text:p text:style-name="P4"><text:span text:style-name="T3"/></text:p>
            <text:p text:style-name="P4"><text:span text:style-name="T3">Channel phases</text:span></text:p>
            <text:p text:style-name="P4"><text:span text:style-name="T4">1. Awareness</text:span></text:p>
            <text:p text:style-name="P4"><text:span text:style-name="T4">    </text:span><text:span text:style-name="T4">How do we raise awareness about our company’s products and services?</text:span></text:p>
            <text:p text:style-name="P4"><text:span text:style-name="T4">2. Evaluation</text:span></text:p>
            <text:p text:style-name="P4"><text:span text:style-name="T4">    </text:span><text:span text:style-name="T4">How do we help customers evaluate our organization’s Value Proposition?</text:span></text:p>
            <text:p text:style-name="P4"><text:span text:style-name="T4">3. Purchase</text:span></text:p>
            <text:p text:style-name="P4"><text:span text:style-name="T4">    </text:span><text:span text:style-name="T4">How do we allow customers to purchase specific products and services?</text:span></text:p>
            <text:p text:style-name="P4"><text:span text:style-name="T4">4. Delivery</text:span></text:p>
            <text:p text:style-name="P4"><text:span text:style-name="T4">    </text:span><text:span text:style-name="T4">How do we deliver a Value Proposition to customers?</text:span></text:p>
            <text:p text:style-name="P4"><text:span text:style-name="T4">5. After sales</text:span></text:p>
            <text:p text:style-name="P4"><text:span text:style-name="T4">    </text:span><text:span text:style-name="T4">How do we provide post-purchase customer support?</text:span></text:p>
            <text:p text:style-name="P4"><text:span text:style-name="T4"/></text:p>
            <text:p text:style-name="P4"><text:span text:style-name="T4"/></text:p>
          </draw:text-box>
        </draw:frame>
        <draw:g>
          <draw:polygon draw:style-name="gr2" draw:text-style-name="P2" draw:layer="layout" svg:width="26.25cm" svg:height="8.25cm" svg:x="2.822cm" svg:y="28.497cm" svg:viewBox="0 0 26251 8251" draw:points="0,0 26251,0 26251,8251 0,8251">
            <text:p/>
          </draw:polygon>
          <draw:polygon draw:style-name="gr3" draw:text-style-name="P3" draw:layer="layout" svg:width="26.25cm" svg:height="8.25cm" svg:x="2.822cm" svg:y="28.497cm" svg:viewBox="0 0 26251 8251" draw:points="0,0 26251,0 26251,8251 0,8251">
            <text:p/>
          </draw:polygon>
        </draw:g>
        <draw:frame draw:style-name="gr8" draw:text-style-name="P5" draw:layer="layout" svg:width="24.448cm" svg:height="6.685cm" svg:x="3.749cm" svg:y="29.372cm">
          <draw:text-box>
            <text:p text:style-name="P4"><text:span text:style-name="T1">Cost Structure</text:span></text:p>
            <text:p text:style-name="P4"><text:span text:style-name="T1"/></text:p>
            <text:p text:style-name="P4"><text:span text:style-name="T2">What are the most important costs inherent in our business model?</text:span></text:p>
            <text:p text:style-name="P4"><text:span text:style-name="T2">Which Key Resources are most expensive?</text:span></text:p>
            <text:p text:style-name="P4"><text:span text:style-name="T2">Which Key Activities are most expensive?</text:span></text:p>
            <text:p text:style-name="P4"><text:span text:style-name="T3"/></text:p>
            <text:p text:style-name="P4"><text:span text:style-name="T3">Is your business more</text:span></text:p>
            <text:p text:style-name="P4"><text:span text:style-name="T4">Cost Driven (leanest cost structure, low price value proposition, maximum automation, </text:span><text:span text:style-name="T4">extensive outsourcing)</text:span></text:p>
            <text:p text:style-name="P4"><text:span text:style-name="T4">Value Driven ( focused on value creation, premium value proposition)</text:span></text:p>
            <text:p text:style-name="P4"><text:span text:style-name="T4"/></text:p>
            <text:p text:style-name="P4"><text:span text:style-name="T4"/></text:p>
            <text:p text:style-name="P4"><text:span text:style-name="T3">Sample characteristics</text:span></text:p>
            <text:p text:style-name="P4"><text:span text:style-name="T4">Fixed Costs (salaries, rents, utilities)</text:span></text:p>
            <text:p text:style-name="P4"><text:span text:style-name="T4">Variable costs</text:span></text:p>
            <text:p text:style-name="P4"><text:span text:style-name="T4">Economies of scale</text:span></text:p>
            <text:p text:style-name="P4"><text:span text:style-name="T4">Economies of scope</text:span></text:p>
          </draw:text-box>
        </draw:frame>
        <draw:g>
          <draw:polygon draw:style-name="gr2" draw:text-style-name="P2" draw:layer="layout" svg:width="26.25cm" svg:height="8.25cm" svg:x="29.072cm" svg:y="28.497cm" svg:viewBox="0 0 26251 8251" draw:points="0,0 26251,0 26251,8251 0,8251">
            <text:p/>
          </draw:polygon>
          <draw:polygon draw:style-name="gr3" draw:text-style-name="P3" draw:layer="layout" svg:width="26.25cm" svg:height="8.25cm" svg:x="29.072cm" svg:y="28.497cm" svg:viewBox="0 0 26251 8251" draw:points="0,0 26251,0 26251,8251 0,8251">
            <text:p/>
          </draw:polygon>
        </draw:g>
        <draw:frame draw:style-name="gr9" draw:text-style-name="P5" draw:layer="layout" svg:width="16.827cm" svg:height="6.75cm" svg:x="29.467cm" svg:y="28.989cm">
          <draw:text-box>
            <text:p text:style-name="P4"><text:span text:style-name="T1">Revenue Streams</text:span></text:p>
            <text:p text:style-name="P4"><text:span text:style-name="T1"/></text:p>
            <text:p text:style-name="P4"><text:span text:style-name="T2">For what value are our customers really willing to pay?</text:span></text:p>
            <text:p text:style-name="P4"><text:span text:style-name="T2">For what do they currently pay?</text:span></text:p>
            <text:p text:style-name="P4"><text:span text:style-name="T2">How are they currently paying?</text:span></text:p>
            <text:p text:style-name="P4"><text:span text:style-name="T2">How would they prefer to pay?</text:span></text:p>
            <text:p text:style-name="P4"><text:span text:style-name="T2">How much does each Revenue Stream contribute to overall revenues?</text:span></text:p>
          </draw:text-box>
        </draw:frame>
        <draw:frame draw:style-name="gr10" draw:text-style-name="P5" draw:layer="layout" svg:width="19.4cm" svg:height="1.8cm" svg:x="2.722cm" svg:y="3.322cm">
          <draw:text-box>
            <text:p text:style-name="P4"><text:span text:style-name="T6">The Business Model Canvas</text:span></text:p>
          </draw:text-box>
        </draw:frame>
        <draw:polyline draw:style-name="gr11" draw:text-style-name="P3" draw:layer="layout" svg:width="0.5cm" svg:height="0.4cm" svg:x="22.722cm" svg:y="6.897cm" svg:viewBox="0 0 501 401" draw:points="0,200 107,401 501,0">
          <text:p/>
        </draw:polyline>
        <draw:path draw:style-name="gr12" draw:text-style-name="P6" draw:layer="layout" svg:width="0.775cm" svg:height="1cm" svg:x="33.072cm" svg:y="6.472cm" svg:viewBox="0 0 776 1001" svg:d="M515 234l93-75-53-71-83 61 38-124-83-25-45 131-43-131-84 25 39 124-87-62-53 71 96 76h-250v767h776v-767zM335 912h-254v-375h254zM335 447h-254v-121h254zM703 912h-276v-375h276zM703 447h-276v-121h276z">
          <text:p/>
        </draw:path>
        <draw:path draw:style-name="gr12" draw:text-style-name="P6" draw:layer="layout" svg:width="0.97cm" svg:height="0.873cm" svg:x="43.225cm" svg:y="6.574cm" svg:viewBox="0 0 971 874" svg:d="M83 478c-111-109-111-287 0-397 111-108 291-108 402 0 72-70 177-97 276-72 98 26 174 101 200 198 27 97-1 200-73 271l-403 396z">
          <text:p/>
        </draw:path>
        <draw:frame draw:style-name="gr13" draw:text-style-name="P5" draw:layer="layout" svg:width="2.9cm" svg:height="2.4cm" svg:x="37.984cm" svg:y="32.722cm">
          <draw:text-box>
            <text:p text:style-name="P4"><text:span text:style-name="T3">Dynamic pricing</text:span></text:p>
            <text:p text:style-name="P4"><text:span text:style-name="T4">Negotiation(bargaining)</text:span></text:p>
            <text:p text:style-name="P4"><text:span text:style-name="T4">Yield Management</text:span></text:p>
            <text:p text:style-name="P4"><text:span text:style-name="T4">Real-time-Market</text:span></text:p>
          </draw:text-box>
        </draw:frame>
        <draw:frame draw:style-name="gr14" draw:text-style-name="P5" draw:layer="layout" svg:width="3.65cm" svg:height="3cm" svg:x="33.509cm" svg:y="32.722cm">
          <draw:text-box>
            <text:p text:style-name="P4"><text:span text:style-name="T3">Fixed pricing</text:span></text:p>
            <text:p text:style-name="P4"><text:span text:style-name="T4">List Price</text:span></text:p>
            <text:p text:style-name="P4"><text:span text:style-name="T4">Product feature dependent</text:span></text:p>
            <text:p text:style-name="P4"><text:span text:style-name="T4">Customer segment dependent</text:span></text:p>
            <text:p text:style-name="P4"><text:span text:style-name="T4">Volume dependent</text:span></text:p>
          </draw:text-box>
        </draw:frame>
        <draw:frame draw:style-name="gr15" draw:text-style-name="P5" draw:layer="layout" svg:width="3.15cm" svg:height="4.8cm" svg:x="29.872cm" svg:y="32.722cm">
          <draw:text-box>
            <text:p text:style-name="P4"><text:span text:style-name="T3">Types</text:span></text:p>
            <text:p text:style-name="P4"><text:span text:style-name="T4">Asset sale</text:span></text:p>
            <text:p text:style-name="P4"><text:span text:style-name="T4">Usage fee</text:span></text:p>
            <text:p text:style-name="P4"><text:span text:style-name="T4">Subscription Fees</text:span></text:p>
            <text:p text:style-name="P4"><text:span text:style-name="T4">Lending/Renting/Leasing</text:span></text:p>
            <text:p text:style-name="P4"><text:span text:style-name="T4">Licensing</text:span></text:p>
            <text:p text:style-name="P4"><text:span text:style-name="T4">Brokerage fees</text:span></text:p>
            <text:p text:style-name="P4"><text:span text:style-name="T4">Advertising</text:span></text:p>
          </draw:text-box>
        </draw:frame>
        <draw:path draw:style-name="gr12" draw:text-style-name="P6" draw:layer="layout" svg:width="1.25cm" svg:height="1.25cm" svg:x="22.072cm" svg:y="17.747cm" svg:viewBox="0 0 1251 1251" svg:d="M0 1251v-1147c2-29 33-55 83-71 50-22 125-33 204-33 85 1 162 17 208 42 39 17 60 38 59 59v635l344-303v307l353-308v819zM490 1050h139v-142h-139zM734 1050h139v-142h-139zM983 1050h139v-142h-139zM484 89c-4-14-26-27-60-37-38-10-87-15-138-14-40 0-78 3-111 9s-60 15-77 25c-27 15-28 32-2 47 23 15 68 28 124 33 50 5 107 3 154-4 38-6 69-15 88-27 17-10 25-21 22-32z">
          <text:p/>
        </draw:path>
        <draw:path draw:style-name="gr12" draw:text-style-name="P6" draw:layer="layout" svg:width="1cm" svg:height="1.25cm" svg:x="43.322cm" svg:y="17.747cm" svg:viewBox="0 0 1001 1251" svg:d="M823 656l-12-187c-3-27-25-48-53-48h-516c-28 0-50 21-53 48l-12 187zM932 848c0-38-31-70-70-70-38 0-69 32-69 70s31 69 69 69c39 0 70-31 70-69zM729 953v-176c0-18-15-32-32-32h-395c-17 0-31 14-31 32v176zM138 917c38 0 69-31 69-69s-31-70-69-70c-39 0-70 32-70 70s31 69 70 69zM758 372c53 0 97 41 101 93l13 193 129 78-1 326h-57v107c0 46-37 82-83 82s-83-36-83-82v-107h-554v107c0 46-37 82-83 82s-83-36-83-82v-107h-57v-326l128-78 13-193c4-52 48-93 101-93zM908 0c51 0 92 41 92 91v592l-84-52-11-172c-8-75-71-133-147-133h-516c-77 0-139 58-147 133l-11 172-84 52v-592c0-51 41-91 91-91z">
          <text:p/>
        </draw:path>
        <draw:path draw:style-name="gr12" draw:text-style-name="P6" draw:layer="layout" svg:width="1.688cm" svg:height="1.875cm" svg:x="52.985cm" svg:y="29.184cm" svg:viewBox="0 0 1689 1876" svg:d="M1042 1118c-14-27-39-48-77-48-26 0-58 14-74 48 13 27 42 48 75 48 38 0 66-26 76-48zM1689 1384v72l-420 420-499-501v-477h-57v381h-713v-1279h1082v885h107zM1082 885h-312v13h-57v-70h369zM1042 1118c-14-27-39-48-77-48-26 0-58 14-74 48-12-25-14-65 20-98 32-28 80-27 112 1 25 24 35 62 19 97zM713 1279h-713v-71h713zM1269 1876l-499-501v-70l499 501 420-422v72zM405 161l-184 185-115-116 57-57 59 59 127-127zM959 304h-478v-89h478zM405 500l-184 185-115-115 57-57 59 59 127-129zM481 648v-89h478v89zM481 992v-89h232v89zM221 1024l-115-115 57-58 59 59 127-127 56 56z">
          <text:p/>
        </draw:path>
        <draw:path draw:style-name="gr12" draw:text-style-name="P6" draw:layer="layout" svg:width="1.478cm" svg:height="0.525cm" svg:x="11.316cm" svg:y="6.722cm" svg:viewBox="0 0 1479 526" svg:d="M819 372c18 41 43 70 73 94 50 40 104 58 159 60h171c87-4 151-44 194-95 61-70 92-200 24-310-43-67-118-119-219-121h-172c-50 0-116 24-152 54-41 33-61 65-76 96h127c24-24 56-44 106-46h166c46 2 88 18 124 67 40 60 36 131-3 184-28 35-64 63-121 66h-164c-50 0-88-26-109-49zM1091 317c30 0 53-25 53-54 0-32-27-58-54-58h-701c-25 0-52 26-52 57 0 33 27 55 52 55zM660 375c-20 44-50 83-99 113-40 24-84 38-138 38h-164c-86 0-188-50-235-152-27-68-43-147 16-251 48-80 140-123 212-123h183c52 3 102 20 147 55 36 28 61 59 78 95h-127c-28-29-70-46-109-46h-162c-35 0-90 17-127 71-47 76-19 142-5 166 34 58 83 77 130 80h173c42-3 73-20 100-46z">
          <text:p/>
        </draw:path>
        <draw:path draw:style-name="gr12" draw:text-style-name="P6" draw:layer="layout" svg:width="1.15cm" svg:height="1.25cm" svg:x="53.76cm" svg:y="6.497cm" svg:viewBox="0 0 1151 1251" svg:d="M576 622c-152 0-287-126-287-319 0-150 114-303 280-303 163 0 282 148 282 310 0 187-140 312-275 312zM0 1251c12-139 30-327 63-422 15-43 37-75 73-100 24-18 106-63 121-71 27-13 54-21 78 0 139 124 334 120 476 1 16-17 43-13 60-6 27 10 114 62 130 72 49 32 74 74 94 153 24 106 39 242 56 373z">
          <text:p/>
        </draw:path>
        <draw:path draw:style-name="gr16" draw:text-style-name="P3" draw:layer="layout" svg:width="1.15cm" svg:height="1.25cm" svg:x="53.76cm" svg:y="6.497cm" svg:viewBox="0 0 1151 1251" svg:d="M576 622c-152 0-287-126-287-319 0-150 114-303 280-303 163 0 282 148 282 310 0 187-140 312-275 312zM0 1251c12-139 30-327 63-422 15-43 37-75 73-100 24-18 106-63 121-71 27-13 54-21 78 0 139 124 334 120 476 1 16-17 43-13 60-6 27 10 114 62 130 72 49 32 74 74 94 153 24 106 39 242 56 373z">
          <text:p/>
        </draw:path>
        <draw:path draw:style-name="gr12" draw:text-style-name="P6" draw:layer="layout" svg:width="1.15cm" svg:height="1.25cm" svg:x="52.985cm" svg:y="6.622cm" svg:viewBox="0 0 1151 1251" svg:d="M576 622c-152 0-287-126-287-319 0-150 114-303 280-303 163 0 282 148 282 310 0 187-140 312-275 312zM0 1251c12-139 30-327 63-422 15-43 37-75 73-100 24-18 106-63 121-71 27-13 54-21 78 0 139 124 334 120 476 1 16-17 43-13 60-6 27 10 114 62 130 72 49 32 74 74 94 153 24 106 39 242 56 373z">
          <text:p/>
        </draw:path>
        <draw:path draw:style-name="gr16" draw:text-style-name="P3" draw:layer="layout" svg:width="1.15cm" svg:height="1.25cm" svg:x="52.985cm" svg:y="6.622cm" svg:viewBox="0 0 1151 1251" svg:d="M576 622c-152 0-287-126-287-319 0-150 114-303 280-303 163 0 282 148 282 310 0 187-140 312-275 312zM0 1251c12-139 30-327 63-422 15-43 37-75 73-100 24-18 106-63 121-71 27-13 54-21 78 0 139 124 334 120 476 1 16-17 43-13 60-6 27 10 114 62 130 72 49 32 74 74 94 153 24 106 39 242 56 373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Arial Unicode MS" svg:font-family="'Arial Unicode M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PingFang SC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8.45cm" fo:page-height="41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n-US</dc:title>
    <meta:generator>LibreOffice/6.4.7.2$Linux_X86_64 LibreOffice_project/40$Build-2</meta:generator>
    <dc:date>2022-04-19T11:37:08.903293789</dc:date>
    <meta:editing-duration>PT11M19S</meta:editing-duration>
    <meta:editing-cycles>4</meta:editing-cycles>
    <meta:document-statistic meta:object-count="52"/>
  </office:meta>
</office:document-meta>
</file>